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Monospace" svg:font-family="Monospace" style:font-pitch="fixed"/>
    <style:font-face style:name="Arial Black" svg:font-family="'Arial Black'"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16.999cm" style:rel-column-width="65535*"/>
    </style:style>
    <style:style style:name="Tabelle1.A1" style:family="table-cell">
      <style:table-cell-properties fo:padding="0.097cm" fo:border="0.002cm solid #000000"/>
    </style:style>
    <style:style style:name="P1" style:family="paragraph" style:parent-style-name="Standard" style:list-style-name="">
      <style:paragraph-properties fo:margin-left="0cm" fo:margin-right="0cm" fo:text-align="start" style:justify-single-word="false" fo:text-indent="0cm" style:auto-text-indent="false" style:text-autospace="none"/>
      <style:text-properties fo:color="#808080" style:font-name="Monospace" fo:font-size="10pt" style:font-name-asian="Monospace" style:font-size-asian="10pt" style:font-name-complex="Monospace" style:font-size-complex="10pt"/>
    </style:style>
    <style:style style:name="P2" style:family="paragraph" style:parent-style-name="Standard" style:list-style-name="">
      <style:paragraph-properties fo:margin-left="0cm" fo:margin-right="0cm" fo:text-align="start" style:justify-single-word="false" fo:text-indent="0cm" style:auto-text-indent="false" style:text-autospace="none"/>
    </style:style>
    <style:style style:name="P3" style:family="paragraph" style:parent-style-name="Text_20_body">
      <style:paragraph-properties fo:text-align="start" style:justify-single-word="false"/>
    </style:style>
    <style:style style:name="P4" style:family="paragraph" style:parent-style-name="Heading_20_3">
      <style:paragraph-properties fo:break-before="page"/>
    </style:style>
    <style:style style:name="P5" style:family="paragraph" style:parent-style-name="Heading_20_2">
      <style:paragraph-properties fo:break-before="page"/>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Footer">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0000ff" style:font-name="Monospace" fo:font-size="10pt" style:font-name-asian="Monospace" style:font-size-asian="10pt" style:font-name-complex="Monospace" style:font-size-complex="10pt"/>
    </style:style>
    <style:style style:name="T4" style:family="text">
      <style:text-properties fo:color="#660000" style:font-name="Monospace" fo:font-size="10pt" style:font-name-asian="Monospace" style:font-size-asian="10pt" style:font-name-complex="Monospace" style:font-size-complex="10pt"/>
    </style:style>
    <style:style style:name="T5" style:family="text">
      <style:text-properties fo:color="#008200" style:font-name="Monospace" fo:font-size="10pt" style:font-name-asian="Monospace" style:font-size-asian="10pt" style:font-name-complex="Monospace" style:font-size-complex="10pt"/>
    </style:style>
    <style:style style:name="T6" style:family="text">
      <style:text-properties style:text-position="sub 58%"/>
    </style:style>
    <style:style style:name="T7" style:family="text">
      <style:text-properties style:text-position="0% 100%"/>
    </style:style>
    <style:style style:name="T8" style:family="text">
      <style:text-properties style:text-position="0% 100%" fo:font-weight="bold" style:font-weight-asian="bold" style:font-weight-complex="bold"/>
    </style:style>
    <style:style style:name="T9" style:family="text">
      <style:text-properties style:text-position="0% 100%" fo:font-weight="normal" style:font-weight-asian="normal" style:font-weight-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aradise Bird Project</text:h>
      <text:h text:style-name="Heading_20_2" text:outline-level="2">Inhalt</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Paradise Bird Project<text:tab/>1</text:p>
          <text:p text:style-name="P6">Inhalt<text:tab/>1</text:p>
        </text:index-body>
      </text:table-of-content>
      <text:p text:style-name="Text_20_body"/>
      <text:h text:style-name="P5" text:outline-level="2">Allgemein</text:h>
      <text:h text:style-name="Heading_20_3" text:outline-level="3">Was ist das Paradise Bird Project?</text:h>
      <text:p text:style-name="Text_20_body">Das Paradise Bird Project ist ein von GH1234 entwickelter Paketmanager der in PHP geschrieben wird.</text:p>
      <text:p text:style-name="Text_20_body">Zur Zeit befindet sich das Projekt noch in einem frühen Entwicklungsstadium und ist nicht für den Produktiven Einsatz anwendbar.</text:p>
      <text:p text:style-name="Text_20_body">Außerdem sind viele Features nicht implementiert. Sie sollten Paradise Bird Project nur nutzen, falls sie an der Entwicklung teilhaben wollen.</text:p>
      <text:h text:style-name="Heading_20_3" text:outline-level="3">Worum geht es in diesem Dokument?</text:h>
      <text:p text:style-name="Text_20_body">In diesem Dokument werden Funktionen und Klassen sowie speziell implementierte Scriptsprachen dokumentiert.</text:p>
      <text:p text:style-name="Text_20_body"/>
      <text:h text:style-name="P4" text:outline-level="3">Der Paketmanager</text:h>
      <text:h text:style-name="Heading_20_4" text:outline-level="4">Die Paketmanagerklasse</text:h>
      <text:p text:style-name="Text_20_body">In der Paketmanagerklasse ist das gesamte Grundsystem des Paradise Bird Project zusammengefasst.</text:p>
      <text:p text:style-name="Text_20_body">Es existieren einige Funktionen, die von außerhalb genutzt werden können, dies werde ich nun hier aufzählen:</text:p>
      <table:table table:name="Tabelle1" table:style-name="Tabelle1">
        <table:table-column table:style-name="Tabelle1.A"/>
        <table:table-row>
          <table:table-cell table:style-name="Tabelle1.A1" office:value-type="string">
            <text:p text:style-name="P1"><text:s text:c="5"/>/**</text:p>
            <text:p text:style-name="P1"><text:tab/> * Installation eines Paketes</text:p>
            <text:p text:style-name="P1"><text:tab/> * <text:span text:style-name="T1">@param</text:span> $packname string Paketname</text:p>
            <text:p text:style-name="P1"><text:tab/> * <text:span text:style-name="T1">@param</text:span> $packfile string Datei (ZIP Format)</text:p>
            <text:p text:style-name="P1"><text:tab/> * <text:span text:style-name="T1">@param</text:span> $remote bool Datei von remote Server kopieren</text:p>
            <text:p text:style-name="P1"><text:tab/> * <text:span text:style-name="T1">@param</text:span> $force bool Fehler teilweise ignorieren</text:p>
            <text:p text:style-name="P1"><text:tab/> * <text:span text:style-name="T1">@return</text:span> bool</text:p>
            <text:p text:style-name="P1"><text:tab/> */</text:p>
            <text:p text:style-name="P2"><text:span text:style-name="T2"><text:tab/></text:span><text:span text:style-name="T3">public function </text:span><text:span text:style-name="T2">install_pack(</text:span><text:span text:style-name="T4">$packname</text:span><text:span text:style-name="T2">, </text:span><text:span text:style-name="T4">$packfile </text:span><text:span text:style-name="T2">= </text:span><text:span text:style-name="T5">''</text:span><text:span text:style-name="T2">, </text:span><text:span text:style-name="T4">$remote </text:span><text:span text:style-name="T2">= </text:span><text:span text:style-name="T3">false</text:span><text:span text:style-name="T2">, </text:span><text:span text:style-name="T4">$force </text:span><text:span text:style-name="T2">= </text:span><text:span text:style-name="T3">false</text:span><text:span text:style-name="T2">)</text:span></text:p>
          </table:table-cell>
        </table:table-row>
      </table:table>
      <text:p text:style-name="Text_20_body">Mit dieser Funktion kann ein Paket, das in Form einer ZIP-Datei ausgeliefert wird installiert werden.</text:p>
      <text:p text:style-name="P3">Der Paketname <text:span text:style-name="T8">muss</text:span><text:span text:style-name="T9"> dem Paketnamen in der Installationsdatei entsprechen.</text:span></text:p>
      <text:p text:style-name="P3"><text:span text:style-name="T9">Die ZIP-Datei muss existieren.</text:span></text:p>
      <text:p text:style-name="P3"><text:span text:style-name="T9">Die Kopie vom Remote Server funktioniert zur Zeit nicht (04.11.2009) hier sollen später Abhängigkeiten über einen Update Server aufgelöst werden können, falls möglich.</text:span></text:p>
      <text:p text:style-name="P3"><text:span text:style-name="T9">Durch den force Befehl werden fehlerhafte oder veränderte alte Pakete überschrieben, oder auch eine neuere Version überschrieben, außerdem werden Abhängigkeiten hierbei bei nicht vorhanden sein ignoriert und das Paket dennoch installiert. Diese Funktion sollte also mit Vorsicht zu benutzen sein.</text:span></text:p>
      <text:p text:style-name="P3"><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space" svg:font-family="Monospace" style:font-pitch="fixed"/>
    <style:font-face style:name="Arial Black" svg:font-family="'Arial Black'"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style:font-name="Arial Black"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nas Schwabe</meta:initial-creator>
    <meta:creation-date>2009-11-04T23:33:30</meta:creation-date>
    <meta:document-statistic meta:table-count="1" meta:image-count="0" meta:object-count="0" meta:page-count="3" meta:paragraph-count="30" meta:word-count="262" meta:character-count="1855"/>
    <dc:date>2009-11-04T23:51:29</dc:date>
    <dc:creator>Jonas Schwabe</dc:creator>
    <meta:editing-duration>PT00H02M09S</meta:editing-duration>
    <meta:editing-cycles>1</meta:editing-cycles>
    <meta:generator>OpenOffice.org/3.1$Linux OpenOffice.org_project/310m19$Build-9420</meta:generator>
  </office:meta>
</office:document-meta>
</file>